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e81" officeooo:paragraph-rsid="00170e81"/>
    </style:style>
    <style:style style:name="P2" style:family="paragraph" style:parent-style-name="Standard">
      <style:text-properties fo:font-weight="bold" officeooo:rsid="00170e81" officeooo:paragraph-rsid="00170e81" style:font-weight-asian="bold" style:font-weight-complex="bold"/>
    </style:style>
    <style:style style:name="P3" style:family="paragraph" style:parent-style-name="Standard">
      <style:text-properties fo:font-weight="bold" officeooo:rsid="00170e81" officeooo:paragraph-rsid="00181f59" style:font-weight-asian="bold" style:font-weight-complex="bold"/>
    </style:style>
    <style:style style:name="P4" style:family="paragraph" style:parent-style-name="Standard">
      <style:text-properties officeooo:rsid="00181f59" officeooo:paragraph-rsid="00181f59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 officeooo:rsid="00181f59" officeooo:paragraph-rsid="00181f59"/>
    </style:style>
    <style:style style:name="P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officeooo:rsid="00181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f5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# Mid Course Project <text:span text:style-name="T1">design document</text:span></text:p>
      <text:p text:style-name="P7"/>
      <text:p text:style-name="P8">Parameters given in class:</text:p>
      <text:p text:style-name="P6"/>
      <text:p text:style-name="P5">Given the following rules for the game of dice, create a program that prints out whether you won or lost on each roll. Below are the requirements for this program. </text:p>
      <text:p text:style-name="P6"/>
      <text:p text:style-name="P5">The player rolls two 6-sided dice (hint: use 1 + (int)(Math.random() * 6) ) to generate a random number between 1 and 6.</text:p>
      <text:p text:style-name="P6"/>
      <text:p text:style-name="P5">Rolling 7 or 11 on the first try is a WIN </text:p>
      <text:p text:style-name="P5">Rolling 2, 3 or 12 on the first try is a LOSE </text:p>
      <text:p text:style-name="P5">Any other roll on the first try becomes the player's POINT </text:p>
      <text:p text:style-name="P5">If a player rolled POINT, the player continues to roll until one of two things happens:</text:p>
      <text:p text:style-name="P5">If a player has POINT and rolls the POINT again, it is a WIN </text:p>
      <text:p text:style-name="P5">If a player has POINT and rolls 7, it is a LOST </text:p>
      <text:p text:style-name="P6"/>
      <text:p text:style-name="P5">Example runs:</text:p>
      <text:p text:style-name="P6"/>
      <text:p text:style-name="P5">You rolled 7.</text:p>
      <text:p text:style-name="P5">You win!</text:p>
      <text:p text:style-name="P6"/>
      <text:p text:style-name="P5">You rolled 12.</text:p>
      <text:p text:style-name="P5">You lose!</text:p>
      <text:p text:style-name="P6"/>
      <text:p text:style-name="P5">You rolled 4. POINT is 4.</text:p>
      <text:p text:style-name="P5">You rolled 3. POINT is 4.</text:p>
      <text:p text:style-name="P5">You rolled 11. POINT is 4.</text:p>
      <text:p text:style-name="P5">You rolled 4.</text:p>
      <text:p text:style-name="P9">You win!</text:p>
      <text:p text:style-name="P1"/>
      <text:p text:style-name="P4">Rough-out flow of logic</text:p>
      <text:p text:style-name="P1"/>
      <text:p text:style-name="P2">main <text:span text:style-name="T1">method</text:span></text:p>
      <text:p text:style-name="P2"><text:tab/><text:span text:style-name="T1">roll count variable</text:span></text:p>
      <text:p text:style-name="P2"><text:tab/>scanner</text:p>
      <text:p text:style-name="P2"><text:tab/>interface</text:p>
      <text:p text:style-name="P2"><text:tab/><text:tab/>greeting</text:p>
      <text:p text:style-name="P2"><text:tab/><text:tab/>control buttons</text:p>
      <text:p text:style-name="P2"><text:tab/><text:tab/><text:tab/>shoot, quit</text:p>
      <text:p text:style-name="P2"><text:tab/>game-flow</text:p>
      <text:p text:style-name="P2"><text:tab/><text:tab/>shunts flow to <text:span text:style-name="T1">dice modeling</text:span></text:p>
      <text:p text:style-name="P3"><text:tab/><text:tab/>display results, offer another game</text:p>
      <text:p text:style-name="P2">dice modeling</text:p>
      <text:p text:style-name="P2"><text:tab/>random function for die1 and die2; score</text:p>
      <text:p text:style-name="P3"><text:tab/>immediate win/loss</text:p>
      <text:p text:style-name="P3"><text:tab/><text:span text:style-name="T1">point variable </text:span></text:p>
      <text:p text:style-name="P3"><text:tab/> come/DC</text:p>
      <text:p text:style-name="P2"><text:tab/><text:span text:style-name="T1">return to main method</text:span></text:p>
      <text:p text:style-name="P1"><text:span text:style-name="T3"/></text:p>
      <text:p text:style-name="P1"><text:tab/></text:p>
      <text:p text:style-name="P1"><text:tab/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59:22.122081963</meta:creation-date>
    <dc:date>2019-05-28T11:30:50.345134004</dc:date>
    <meta:editing-duration>PT9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19" meta:character-count="1155" meta:non-whitespace-character-count="943"/>
  </office:meta>
</office:document-meta>
</file>